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style:use-window-font-color="true" style:font-name="Times New Roman" fo:language="en" fo:country="US" style:font-name-asian="宋体" style:font-name-complex="Times New Roman" style:language-complex="en" style:country-complex="US"/>
    </style:style>
    <style:style style:name="P10" style:family="paragraph" style:parent-style-name="Standard">
      <style:text-properties fo:color="#000000" style:font-name="Helv" fo:font-size="10pt" style:font-name-asian="Helv" style:font-size-asian="10pt" style:font-name-complex="Helv" style:font-size-complex="10pt"/>
    </style:style>
    <style:style style:name="P11" style:family="paragraph" style:parent-style-name="Standard">
      <style:text-properties fo:color="#000000" style:font-name="Times New Roman" style:font-name-asian="Courier1" style:font-name-complex="Courier1"/>
    </style:style>
    <style:style style:name="P12" style:family="paragraph" style:parent-style-name="Standard">
      <style:text-properties fo:color="#000000" style:font-name="Times New Roman" fo:font-size="12pt" style:font-name-asian="Courier1" style:font-size-asian="12pt" style:font-name-complex="Courier1" style:font-size-complex="12pt"/>
    </style:style>
    <style:style style:name="P13" style:family="paragraph" style:parent-style-name="Standard">
      <style:text-properties fo:color="#000000" style:font-name-asian="Courier1" style:font-name-complex="Courier1"/>
    </style:style>
    <style:style style:name="P14" style:family="paragraph" style:parent-style-name="Standard">
      <style:text-properties style:font-name="Times New Roman"/>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style:font-name="Cambria1" fo:font-size="12pt" style:font-name-asian="Cambria1" style:font-size-asian="12pt" style:font-name-complex="Cambria1" style:font-size-complex="12pt"/>
    </style:style>
    <style:style style:name="P17" style:family="paragraph" style:parent-style-name="Standard">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18" style:family="paragraph" style:parent-style-name="Standard">
      <style:paragraph-properties style:text-autospace="none"/>
      <style:text-properties style:font-name="Cambria1" fo:font-size="12pt" style:font-name-asian="Cambria1" style:font-size-asian="12pt" style:font-name-complex="Cambria1" style:font-size-complex="12pt"/>
    </style:style>
    <style:style style:name="P19" style:family="paragraph" style:parent-style-name="code">
      <style:text-properties style:font-name="Cambria" fo:font-size="12pt" style:font-size-asian="12pt" style:font-name-complex="Cambria" style:font-size-complex="12pt"/>
    </style:style>
    <style:style style:name="P20" style:family="paragraph" style:parent-style-name="code">
      <style:text-properties fo:font-weight="bold" style:font-weight-asian="bold"/>
    </style:style>
    <style:style style:name="P21" style:family="paragraph" style:parent-style-name="code">
      <style:text-properties style:language-asian="zh" style:country-asian="CN"/>
    </style:style>
    <style:style style:name="P22" style:family="paragraph" style:parent-style-name="code">
      <style:text-properties fo:color="#000000" style:font-name="Helv" fo:font-size="10pt" style:font-name-asian="Helv" style:font-size-asian="10pt" style:font-name-complex="Helv" style:font-size-complex="10pt"/>
    </style:style>
    <style:style style:name="P23" style:family="paragraph" style:parent-style-name="code">
      <style:text-properties style:use-window-font-color="true" fo:language="en" fo:country="US" style:font-name-asian="Cambria" style:language-complex="ar" style:country-complex="SA"/>
    </style:style>
    <style:style style:name="P24"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27"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8"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4" style:family="paragraph" style:parent-style-name="Standard">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5"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36" style:family="paragraph" style:parent-style-name="code" style:master-page-name="">
      <style:paragraph-properties fo:text-align="start" style:justify-single-word="false" fo:orphans="0" fo:widows="0" fo:hyphenation-ladder-count="no-limit" style:page-number="auto" style:writing-mode="lr-tb"/>
      <style:text-properties fo:hyphenate="false" fo:hyphenation-remain-char-count="2" fo:hyphenation-push-char-count="2"/>
    </style:style>
    <style:style style:name="P37" style:family="paragraph" style:parent-style-name="Code">
      <style:paragraph-properties fo:margin-left="0.2917in" fo:margin-right="0in" fo:text-indent="-0.2201in" style:auto-text-indent="false"/>
      <style:text-properties style:use-window-font-color="true" fo:language="en" fo:country="US" style:font-name-asian="宋体" style:font-name-complex="Times New Roman" style:language-complex="en" style:country-complex="US"/>
    </style:style>
    <style:style style:name="P38"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39"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40"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41"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42" style:family="paragraph" style:parent-style-name="Contents_20_2">
      <style:paragraph-properties>
        <style:tab-stops>
          <style:tab-stop style:position="5.8035in" style:type="right" style:leader-style="dotted" style:leader-text="."/>
        </style:tab-stops>
      </style:paragraph-properties>
    </style:style>
    <style:style style:name="P43" style:family="paragraph" style:parent-style-name="Contents_20_3">
      <style:paragraph-properties>
        <style:tab-stops>
          <style:tab-stop style:position="5.6071in" style:type="right" style:leader-style="dotted" style:leader-text="."/>
        </style:tab-stops>
      </style:paragraph-properties>
    </style:style>
    <style:style style:name="P44" style:family="paragraph" style:parent-style-name="Contents_20_1">
      <style:paragraph-properties>
        <style:tab-stops>
          <style:tab-stop style:position="6in" style:type="right" style:leader-style="dotted" style:leader-text="."/>
        </style:tab-stops>
      </style:paragraph-properties>
    </style:style>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6"/>
    <style:style style:name="P51" style:family="paragraph" style:parent-style-name="Standard" style:list-style-name="L8"/>
    <style:style style:name="P52" style:family="paragraph" style:parent-style-name="Standard" style:list-style-name="L8">
      <style:text-properties style:font-name="Courier New" fo:font-size="10pt" style:font-size-asian="10pt" style:font-size-complex="10pt"/>
    </style:style>
    <style:style style:name="P53" style:family="paragraph" style:parent-style-name="Standard" style:list-style-name="L8">
      <style:text-properties style:font-name="Times New Roman" fo:font-size="12pt" style:font-size-asian="12pt" style:font-size-complex="12pt"/>
    </style:style>
    <style:style style:name="P54" style:family="paragraph" style:parent-style-name="List_20_Paragraph" style:list-style-name="WW8Num4">
      <style:paragraph-properties fo:margin-left="0in" fo:margin-right="0in" fo:text-indent="0in" style:auto-text-indent="false"/>
    </style:style>
    <style:style style:name="P55" style:family="paragraph" style:parent-style-name="Heading" style:master-page-name="Standard">
      <style:paragraph-properties style:page-number="auto"/>
    </style:style>
    <style:style style:name="P56" style:family="paragraph" style:parent-style-name="Heading_20_2">
      <style:paragraph-properties fo:margin-left="0in" fo:margin-right="0in" fo:text-indent="0in" style:auto-text-indent="false"/>
    </style:style>
    <style:style style:name="P57"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58" style:family="paragraph" style:parent-style-name="code" style:list-style-name="L5"/>
    <style:style style:name="P59"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 fo:font-size="10pt" style:font-size-asian="10pt" style:font-size-complex="10pt"/>
    </style:style>
    <style:style style:name="T6" style:family="text">
      <style:text-properties style:font-name="Courier New" fo:font-size="10pt" fo:font-weight="normal" style:font-size-asian="10pt" style:font-weight-asian="normal" style:font-size-complex="10pt" style:font-weight-complex="normal"/>
    </style:style>
    <style:style style:name="T7" style:family="text">
      <style:text-properties style:font-name="Courier New" fo:font-size="11pt" style:font-size-asian="11pt" style:font-size-complex="11pt"/>
    </style:style>
    <style:style style:name="T8" style:family="text">
      <style:text-properties style:use-window-font-color="true" fo:language="en" fo:country="US" style:font-name-asian="Cambria" style:language-complex="ar" style:country-complex="SA"/>
    </style:style>
    <style:style style:name="T9" style:family="text">
      <style:text-properties style:use-window-font-color="true" style:font-name="Courier New" fo:font-size="10pt" fo:language="en" fo:country="US" style:font-name-asian="Cambria" style:font-size-asian="10pt" style:font-size-complex="10pt" style:language-complex="ar" style:country-complex="SA"/>
    </style:style>
    <style:style style:name="T10" style:family="text">
      <style:text-properties style:use-window-font-color="true" style:font-name="Times New Roman" fo:font-size="12pt" fo:language="en" fo:country="US" style:font-name-asian="宋体" style:font-size-asian="12pt" style:font-name-complex="Times New Roman" style:font-size-complex="12pt" style:language-complex="en" style:country-complex="US"/>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asian="Helv" style:font-name-complex="Helv"/>
    </style:style>
    <style:style style:name="T14" style:family="text">
      <style:text-properties fo:color="#000000" style:font-name-asian="Times New Roman2" style:font-name-complex="Times New Roman2"/>
    </style:style>
    <style:style style:name="T15" style:family="text">
      <style:text-properties fo:color="#000000" style:font-name="Times New Roman" fo:font-size="12pt" style:font-name-asian="Courier1" style:font-size-asian="12pt" style:font-name-complex="Courier1" style:font-size-complex="12pt"/>
    </style:style>
    <style:style style:name="T16" style:family="text">
      <style:text-properties fo:font-size="12pt" style:font-size-asian="12pt" style:font-size-complex="12pt"/>
    </style:style>
    <style:style style:name="T17" style:family="text">
      <style:text-properties fo:color="#000080"/>
    </style:style>
    <style:style style:name="T18" style:family="text">
      <style:text-properties fo:font-style="normal" fo:font-weight="bold" style:font-style-asian="italic" style:font-style-complex="italic"/>
    </style:style>
    <style:style style:name="T19" style:family="text">
      <style:text-properties fo:font-style="normal" fo:font-weight="bold" style:font-style-asian="italic" style:font-weight-asian="bold" style:font-style-complex="italic"/>
    </style:style>
    <style:style style:name="T20" style:family="text">
      <style:text-properties style:font-name="Times New Roman"/>
    </style:style>
    <style:style style:name="T21"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xCAT Statelite Cookbook</text:p>
      <text:p text:style-name="Standard"><text:span text:style-name="Internet_20_link"/></text:p>
      <text:p text:style-name="Standard"><text:date style:data-style-name="N37" text:date-value="2010-10-11T10:19:59.06">10/11/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2780_756506716" text:style-name="Internet_20_link" text:visited-style-name="Internet_20_link">1</text:a>Introduction<text:tab/>2</text:p>
          <text:p text:style-name="P42"><text:a xlink:type="simple" xlink:href="#__RefHeading__2782_756506716" text:style-name="Internet_20_link" text:visited-style-name="Internet_20_link">1.1</text:a>Limitations<text:tab/>3</text:p>
          <text:p text:style-name="P44"><text:a xlink:type="simple" xlink:href="#__RefHeading__2784_756506716" text:style-name="Internet_20_link" text:visited-style-name="Internet_20_link">2</text:a>Configuring Statelite <text:tab/>3</text:p>
          <text:p text:style-name="P42"><text:a xlink:type="simple" xlink:href="#__RefHeading__2786_756506716" text:style-name="Internet_20_link" text:visited-style-name="Internet_20_link">2.1</text:a>Make The Main Image Read-only<text:tab/>3</text:p>
          <text:p text:style-name="P42"><text:a xlink:type="simple" xlink:href="#__RefHeading__2788_756506716" text:style-name="Internet_20_link" text:visited-style-name="Internet_20_link">2.2</text:a>litefile table<text:tab/>4</text:p>
          <text:p text:style-name="P43"><text:a xlink:type="simple" xlink:href="#__RefHeading__1385_2058975812" text:style-name="Internet_20_link" text:visited-style-name="Internet_20_link">2.2.1 Sample Data for a RedHat statelite setup. </text:a><text:tab/>4</text:p>
          <text:p text:style-name="P43"><text:a xlink:type="simple" xlink:href="#__RefHeading__1387_2058975812" text:style-name="Internet_20_link" text:visited-style-name="Internet_20_link">2.2.2 Sample Data for Redhat6 statelite setup</text:a><text:tab/>5</text:p>
          <text:p text:style-name="P43"><text:a xlink:type="simple" xlink:href="#__RefHeading__1603_2147377698" text:style-name="Internet_20_link" text:visited-style-name="Internet_20_link">2.2.3 Sample Data for SLES11 statelite setup</text:a><text:tab/>5</text:p>
          <text:p text:style-name="P43"><text:a xlink:type="simple" xlink:href="#__RefHeading__1491_1304263579" text:style-name="Internet_20_link" text:visited-style-name="Internet_20_link">2.2.3 “/etc/resolv.conf”</text:a><text:tab/>6</text:p>
          <text:p text:style-name="P42"><text:a xlink:type="simple" xlink:href="#__RefHeading__1307_1545497710" text:style-name="Internet_20_link" text:visited-style-name="Internet_20_link">2.3</text:a>litetree table<text:tab/>6</text:p>
          <text:p text:style-name="P42"><text:a xlink:type="simple" xlink:href="#__RefHeading__1309_1545497710" text:style-name="Internet_20_link" text:visited-style-name="Internet_20_link">2.4</text:a>statelite table<text:tab/>6</text:p>
          <text:p text:style-name="P42"><text:a xlink:type="simple" xlink:href="#__RefHeading__2794_756506716" text:style-name="Internet_20_link" text:visited-style-name="Internet_20_link">2.5</text:a>Policy<text:tab/>7</text:p>
          <text:p text:style-name="P42"><text:a xlink:type="simple" xlink:href="#__RefHeading__2796_756506716" text:style-name="Internet_20_link" text:visited-style-name="Internet_20_link">2.6</text:a>Add Linux Distro Packages<text:tab/>7</text:p>
          <text:p text:style-name="P42"><text:a xlink:type="simple" xlink:href="#__RefHeading__2798_756506716" text:style-name="Internet_20_link" text:visited-style-name="Internet_20_link">2.7</text:a>Add Third-Party Software<text:tab/>8</text:p>
          <text:p text:style-name="P42"><text:a xlink:type="simple" xlink:href="#__RefHeading__2800_756506716" text:style-name="Internet_20_link" text:visited-style-name="Internet_20_link">2.8</text:a>Create Statelite Image<text:tab/>9</text:p>
          <text:p text:style-name="P43"><text:a xlink:type="simple" xlink:href="#__RefHeading__1389_2058975812" text:style-name="Internet_20_link" text:visited-style-name="Internet_20_link">The postinstall file</text:a><text:tab/>9</text:p>
          <text:p text:style-name="P43"><text:a xlink:type="simple" xlink:href="#__RefHeading__1391_2058975812" text:style-name="Internet_20_link" text:visited-style-name="Internet_20_link">The genimage Command</text:a><text:tab/>10</text:p>
          <text:p text:style-name="P42"><text:a xlink:type="simple" xlink:href="#__RefHeading__2806_7565067161" text:style-name="Internet_20_link" text:visited-style-name="Internet_20_link">2.9</text:a>Setting up Post install scripts for statelite<text:tab/>10</text:p>
          <text:p text:style-name="P42"><text:a xlink:type="simple" xlink:href="#__RefHeading__2806_756506716" text:style-name="Internet_20_link" text:visited-style-name="Internet_20_link">2.10</text:a> Modify statelite image<text:tab/>11</text:p>
          <text:p text:style-name="P42"><text:a xlink:type="simple" xlink:href="#__RefHeading__2808_756506716" text:style-name="Internet_20_link" text:visited-style-name="Internet_20_link">2.11</text:a> Run liteimg command<text:tab/>11</text:p>
          <text:p text:style-name="P42"><text:a xlink:type="simple" xlink:href="#__RefHeading__2810_756506716" text:style-name="Internet_20_link" text:visited-style-name="Internet_20_link">2.12</text:a> Set the boot state to “statelite”<text:tab/>12</text:p>
          <text:p text:style-name="P42"><text:a xlink:type="simple" xlink:href="#__RefHeading__2812_756506716" text:style-name="Internet_20_link" text:visited-style-name="Internet_20_link">2.13</text:a> Install the Node<text:tab/>12</text:p>
          <text:p text:style-name="P44"><text:a xlink:type="simple" xlink:href="#__RefHeading__2814_756506716" text:style-name="Internet_20_link" text:visited-style-name="Internet_20_link">3</text:a>Commands<text:tab/>13</text:p>
          <text:p text:style-name="P44"><text:a xlink:type="simple" xlink:href="#__RefHeading__2816_756506716" text:style-name="Internet_20_link" text:visited-style-name="Internet_20_link">4</text:a>Statelite Directory Structure<text:tab/>13</text:p>
          <text:p text:style-name="P42"><text:a xlink:type="simple" xlink:href="#__RefHeading__2818_756506716" text:style-name="Internet_20_link" text:visited-style-name="Internet_20_link">4.1</text:a> The noderes Table<text:tab/>14</text:p>
          <text:p text:style-name="P44"><text:a xlink:type="simple" xlink:href="#__RefHeading__2820_756506716" text:style-name="Internet_20_link" text:visited-style-name="Internet_20_link">5</text:a>Adding/updating software and files for the running nodes<text:tab/>14</text:p>
          <text:p text:style-name="P44"><text:a xlink:type="simple" xlink:href="#__RefHeading__2822_756506716" text:style-name="Internet_20_link" text:visited-style-name="Internet_20_link">6</text:a>Hierarchy Support <text:tab/>14</text:p>
          <text:p text:style-name="P42"><text:a xlink:type="simple" xlink:href="#__RefHeading__2824_756506716" text:style-name="Internet_20_link" text:visited-style-name="Internet_20_link">6.1</text:a>Setup the diskfull service node<text:tab/>15</text:p>
          <text:p text:style-name="P42"><text:a xlink:type="simple" xlink:href="#__RefHeading__2826_756506716" text:style-name="Internet_20_link" text:visited-style-name="Internet_20_link">6.2</text:a>Generate the statelite image<text:tab/>15</text:p>
          <text:p text:style-name="P42"><text:a xlink:type="simple" xlink:href="#__RefHeading__2828_756506716" text:style-name="Internet_20_link" text:visited-style-name="Internet_20_link">6.3</text:a>Sync the “/install” directory<text:tab/>15</text:p>
          <text:p text:style-name="P42"><text:a xlink:type="simple" xlink:href="#__RefHeading__2830_756506716" text:style-name="Internet_20_link" text:visited-style-name="Internet_20_link">6.4</text:a>Set the boot state to “statelite”<text:tab/>15</text:p>
          <text:p text:style-name="P42"><text:a xlink:type="simple" xlink:href="#__RefHeading__2832_756506716" text:style-name="Internet_20_link" text:visited-style-name="Internet_20_link">6.5</text:a>Install the Node<text:tab/>15</text:p>
          <text:p text:style-name="P44"><text:soft-page-break/><text:a xlink:type="simple" xlink:href="#__RefHeading__2834_7565067161" text:style-name="Internet_20_link" text:visited-style-name="Internet_20_link">7</text:a>Advanced Statelite features<text:tab/>15</text:p>
          <text:p text:style-name="P42"><text:a xlink:type="simple" xlink:href="#__RefHeading__1393_2058975812" text:style-name="Internet_20_link" text:visited-style-name="Internet_20_link">7.1</text:a>litetree table<text:tab/>15</text:p>
          <text:p text:style-name="P42"><text:a xlink:type="simple" xlink:href="#__RefHeading__1313_15454977101" text:style-name="Internet_20_link" text:visited-style-name="Internet_20_link">7.2</text:a>Installing a new Kernel in the statelite image <text:s/>(This <text:s/>is not verified)<text:tab/>16</text:p>
          <text:p text:style-name="P44"><text:a xlink:type="simple" xlink:href="#__RefHeading__2834_756506716" text:style-name="Internet_20_link" text:visited-style-name="Internet_20_link">8</text:a>Debugging techniques<text:tab/>17</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3">advantages</text:span> over xCAT’s stateless (RAMdisk) implementation:</text:p>
      <text:p text:style-name="Standard"/>
      <text:list xml:id="list30318848" text:style-name="L1">
        <text:list-header>
          <text:p text:style-name="P45">1. <text:s/>Some files can be made persistent over reboot. <text:s/>This is useful for license files or database servers where some state is needed. <text:s/>However, you still get the advantage of only having to manage a single image.</text:p>
          <text:p text:style-name="P45"/>
          <text:p text:style-name="P45">2. <text:s/>Changes to hundreds of machines can take place instantly, and automatically, by updating one main image. <text:s/>In most cases, machines do not need to reboot for these changes to take affect. <text:s/></text:p>
          <text:p text:style-name="P45"/>
          <text:p text:style-name="P45">3. <text:s/>Ease of administration by being able to lock down an image. <text:s/>Many parts of the image can be read-only, so no modifications can transpire without updating the central image.</text:p>
          <text:p text:style-name="P45"/>
          <text:p text:style-name="P45">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45"/>
          <text:p text:style-name="P45">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text:soft-page-break/></text:p>
      <text:p text:style-name="P1">Disadvantages</text:p>
      <text:list xml:id="list30307328" text:style-name="L2">
        <text:list-item>
          <text:p text:style-name="P46">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46"/>
        </text:list-item>
        <text:list-item>
          <text:p text:style-name="P46">NFS Root can be complex to set up. <text:s/>As more files are created in different places, <text:s/>there are greater chances for failures. <text:s/>This flexibility is also one of the great virtues of Statelite. <text:s/>The image can work in nearly any environment.</text:p>
          <text:p text:style-name="P46"/>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30295013" text:style-name="L3">
        <text:list-item>
          <text:p text:style-name="P47">Currently, statelite has only been tested on Red Hat and Red Hat Clone environments on x86_64 and ppc64 platforms, and also SLES11 (SuSE Linux Enterprise Server 11) on POWER systems. <text:s/>There is no reason to think <text:s/>SLES11 on x86_64, and we are in the process of testing that.</text:p>
        </text:list-item>
        <text:list-item>
          <text:p text:style-name="P47">Statelite is not currently supported on AIX, we are working on the support.</text:p>
        </text:list-item>
        <text:list-item>
          <text:p text:style-name="P47">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5">/install/netboot/&lt;os&gt;/&lt;arch&gt;/&lt;profile&gt;/rootimg</text:span> after running <text:span text:style-name="T5">genimage</text:span><text:span text:style-name="T20">. See the </text:span><text:span text:style-name="T20"><text:reference-ref text:reference-format="text" text:ref-name="Create Statelite Image">Create Statelite Image</text:reference-ref></text:span><text:span text:style-name="T20">.</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text:soft-page-break/></text:p>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attributes.</text:p>
      <text:p text:style-name="Standard"/>
      <text:p text:style-name="Standard">Currently, we don't handle the relative links very well. The relative links are commonly used by the system libraries, for example, under “/lib/” directory, there will be one relative link matching one <text:s/>.so file. So, when you add one relative link to the litefile table, please make sure the real file also be included, or you can put its directory name into the litefile table. However, in common sense, most of the users will not put the relative links to the litefile table. </text:p>
      <text:p text:style-name="Standard"/>
      <text:p text:style-name="Standard">The setup for RedHat and SLES are below. <text:s/><text:span text:style-name="T18">Note: It is recommended that you specify at least the files listed below in the litefile table with the sepcified options, because most of these files need to be writeable for the node to boot up successfully. <text:s/></text:span><text:span text:style-name="T19">Before you change the default options, you must make sure it won't affect the whole system.</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P23">#image,file,options,comments,disable</text:p>
      <text:p text:style-name="P23">"ALL","/etc/adjtime",,,</text:p>
      <text:p text:style-name="P23">"ALL","/etc/fstab",,,</text:p>
      <text:p text:style-name="P23">"ALL","/etc/lvm/",,,</text:p>
      <text:p text:style-name="P23">"ALL","/etc/mtab","link",,</text:p>
      <text:p text:style-name="P23">"ALL","/etc/syslog.conf",,,</text:p>
      <text:p text:style-name="P23">"ALL","/etc/syslog.conf.XCATORIG",,,</text:p>
      <text:p text:style-name="P23">"ALL","/etc/ntp.conf",,,</text:p>
      <text:p text:style-name="P23">"ALL","/etc/ntp.conf.predhclient",,,</text:p>
      <text:p text:style-name="P23">"ALL","/etc/resolv.conf",,,</text:p>
      <text:p text:style-name="P23">"ALL","/etc/resolv.conf.predhclient",,,</text:p>
      <text:p text:style-name="P23">"ALL","/etc/ssh/",,,</text:p>
      <text:p text:style-name="P23">"ALL","/etc/sysconfig/",,,</text:p>
      <text:p text:style-name="P23">"ALL","/tmp/",,,</text:p>
      <text:p text:style-name="P23">"ALL","/var/",,,</text:p>
      <text:p text:style-name="P23">"ALL","/opt/xcat/",,,</text:p>
      <text:p text:style-name="P23">"ALL","/xcatpost/",,,</text:p>
      <text:p text:style-name="P23">"ALL","/root/.ssh/",,,</text:p>
      <text:p text:style-name="Standard"><text:soft-page-break/></text:p>
      <text:h text:style-name="Heading_20_3" text:outline-level="3"><text:bookmark text:name="__RefHeading__1387_2058975812"/>2.2.2<text:tab/>Sample Data for Redhat6 statelite setup<text:bookmark-end text:name="__RefHeading__1387_2058975812"/></text:h>
      <text:p text:style-name="P1">This is the minimal list of files needed, <text:s/>you can add additional files to the litefile table.</text:p>
      <text:p text:style-name="P35">#image,file,options,comments,disable</text:p>
      <text:p text:style-name="P24">"ALL","/etc/adjtime",,,</text:p>
      <text:p text:style-name="P24">"ALL","/etc/securetty",,,</text:p>
      <text:p text:style-name="P24">"ALL","/etc/lvm/",,,</text:p>
      <text:p text:style-name="P24">"ALL","/etc/mtab","link",,</text:p>
      <text:p text:style-name="P24">"ALL","/etc/ntp.conf",,,</text:p>
      <text:p text:style-name="P24">"ALL","/etc/rsyslog.conf",,,</text:p>
      <text:p text:style-name="P24">"ALL","/etc/rsyslog.conf.XCATORIG",,,</text:p>
      <text:p text:style-name="P24">"ALL","/etc/udev/",,,</text:p>
      <text:p text:style-name="P24">"ALL","/etc/ntp.conf.predhclient",,,</text:p>
      <text:p text:style-name="P24">"ALL","/etc/resolv.conf",,,</text:p>
      <text:p text:style-name="P24">"ALL","/etc/yp.conf",,,</text:p>
      <text:p text:style-name="P24">"ALL","/etc/resolv.conf.predhclient",,,</text:p>
      <text:p text:style-name="P24">"ALL","/etc/sysconfig/",,,</text:p>
      <text:p text:style-name="P24">"ALL","/etc/ssh/",,,</text:p>
      <text:p text:style-name="P24">"ALL","/tmp/",,,</text:p>
      <text:p text:style-name="P24">"ALL","/var/",,,</text:p>
      <text:p text:style-name="P24">"ALL","/opt/xcat/",,,</text:p>
      <text:p text:style-name="P24">"ALL","/xcatpost/",,,</text:p>
      <text:p text:style-name="P24">"ALL","/root/.ssh/",,,</text:p>
      <text:h text:style-name="Heading_20_3" text:outline-level="3"><text:bookmark text:name="__RefHeading__1603_2147377698"/>2.2.3<text:tab/>Sample Data for SLES11 statelite setup<text:bookmark-end text:name="__RefHeading__1603_2147377698"/></text:h>
      <text:p text:style-name="P1">This is the minimal list of files needed, <text:s/>you can add additional files to the litefile table. </text:p>
      <text:p text:style-name="Standard"/>
      <text:p text:style-name="code">#image,file,options,comments,disable</text:p>
      <text:p text:style-name="code">"ALL","/etc/lvm/",,,</text:p>
      <text:p text:style-name="code">"ALL","/etc/mtab","link",,</text:p>
      <text:p text:style-name="code">"ALL","/etc/ntp.conf",,,</text:p>
      <text:p text:style-name="code">"ALL","/etc/ntp.conf.org",,,</text:p>
      <text:p text:style-name="code">"ALL","/etc/resolv.conf",,,</text:p>
      <text:p text:style-name="code">"ALL","/etc/ssh/",,,</text:p>
      <text:p text:style-name="code">"ALL","/etc/sysconfig/",,,</text:p>
      <text:p text:style-name="code">"ALL","/etc/syslog-ng/",,,</text:p>
      <text:p text:style-name="code">"ALL","/tmp/",,,</text:p>
      <text:p text:style-name="code">"ALL","/var/",,,</text:p>
      <text:p text:style-name="code">"ALL","/etc/yp.conf",,,</text:p>
      <text:p text:style-name="code">"ALL","/etc/fstab",,,</text:p>
      <text:p text:style-name="code">"ALL","/opt/xcat/",,,</text:p>
      <text:p text:style-name="code">"ALL","/xcatpost/",,,</text:p>
      <text:p text:style-name="code">"ALL","/root/.ssh/",,,</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text:soft-page-break/>2.2.3 “/etc/resolv.conf”<text:bookmark-end text:name="__RefHeading__1491_1304263579"/></text:h>
      <text:p text:style-name="P16">Currently, “/etc/resolv.conf” can't be set up correctly by default. </text:p>
      <text:p text:style-name="P16">We have two solutions:</text:p>
      <text:p text:style-name="P17">1) Edit the “/.default/etc/resolv.conf” file in the statelite image</text:p>
      <text:p text:style-name="P17">Make sure you know the domain and nameserver for all the statelite nodes,</text:p>
      <text:p text:style-name="P17">then edit the file “.default/etc/resolv.conf” in the statelite image like this:</text:p>
      <text:p text:style-name="P34">search &lt;DOMAIN&gt;</text:p>
      <text:p text:style-name="P34">nameserver &lt;NAMESERVER&gt;</text:p>
      <text:p text:style-name="P17">Replace &lt;DOMAIN&gt; with the domain for all the statelite nodes.</text:p>
      <text:p text:style-name="P17">Replace &lt;NAMESERVER&gt; with the nameserver for all the statelite nodes.</text:p>
      <text:p text:style-name="P17"/>
      <text:p text:style-name="P17">Or you can:</text:p>
      <text:p text:style-name="P17">2) Put one working “/etc/resolv.conf” file to one NFS directory, then, add the</text:p>
      <text:p text:style-name="P17">NFS directory to the “litetree” table. For example, create one directory named</text:p>
      <text:p text:style-name="P17">“/lite/tree/”, and export it as one NFS directory on your MN; then, put one</text:p>
      <text:p text:style-name="P17">working “/etc/resolv.conf” into “/lite/tree”. Finally, add one entry to the</text:p>
      <text:p text:style-name="P17">“litetree” table like this:</text:p>
      <text:p text:style-name="P34">#priority,image,directory,comments,disable</text:p>
      <text:p text:style-name="P34">1,,”&lt;MN IP&gt;:/lite/tree”,,</text:p>
      <text:p text:style-name="P18">Replace &lt;MN IP&gt; with your MN's IP address.</text:p>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5">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5">Note: <text:span text:style-name="T13">In the statelite table, the node or nodegroups in the table must be unique; <text:s/>that is a node or group should appear only once in the first column table. <text:s/>This makes sure that only one statelite image can be assigned to a node. <text:s/>See </text:span><text:span text:style-name="T13"><text:reference-ref text:reference-format="text" text:ref-name="Limitations">Limitations</text:reference-ref></text:span><text:span text:style-name="T13">.</text:span></text:p>
      <text:p text:style-name="Standard"/>
      <text:p text:style-name="Standard">An example would be:</text:p>
      <text:p text:style-name="code">"japan",,"&lt;nfssvr_ip&gt;:/gpfs/state",,</text:p>
      <text:p text:style-name="Standard"/>
      <text:p text:style-name="Standard"><text:soft-page-break/>Any nodes in the japan node group will have their state stored in the <text:span text:style-name="T5">/gpfs/state</text:span> directory on the machine with &lt;nfssvr_ip&gt; as its IP address. <text:s/>The image attribute should be left blank - currently it is not used.</text:p>
      <text:p text:style-name="Standard"/>
      <text:p text:style-name="Standard">When the node boots up, then the value of the <text:span text:style-name="T5">statemnt</text:span> attribute will be mounted to <text:span text:style-name="T5">/.statelite/persistent</text:span>. <text:s/>The code will then create the following subdirectory <text:span text:style-name="T5">/.statelite/persistent/&lt;nodename&gt;</text:span> . <text:s/>This directory will be the root of the image for this node's persistent files.</text:p>
      <text:p text:style-name="Standard"/>
      <text:p text:style-name="Standard">Also, to set the <text:span text:style-name="T5">statemnt</text:span> attribute, <text:s/>you can use variables from xCAT database. <text:s/>It follows the same grammar as the <text:span text:style-name="T5">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7">/state/n01</text:span> will have its state tree inside <text:span text:style-name="T7">/state/n01/n01</text:span>.</text:p>
      <text:p text:style-name="Standard"/>
      <text:h text:style-name="Heading_20_2" text:outline-level="2"><text:bookmark text:name="__RefHeading__2794_756506716"/>Policy<text:bookmark-end text:name="__RefHeading__2794_756506716"/></text:h>
      <text:p text:style-name="Standard"/>
      <text:p text:style-name="Standard">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text:soft-page-break/></text:p>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But if you want to keep your distro package directory pristine, with only distro files in it, you can use xCAT's otherpkgs support:</text:p>
      <text:p text:style-name="Standard"/>
      <text:list xml:id="list30296825" text:style-name="L4">
        <text:list-header>
          <text:p text:style-name="P48">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30317878" text:style-name="L5">
        <text:list-header>
          <text:p text:style-name="P49">Go to <text:s/>the directory “/install/custom/netboot/&lt;OS&gt;” and add the names of the RPM packages you want in the image into the &lt;profile&gt;.otherpkgs.pkglist file.</text:p>
        </text:list-header>
      </text:list>
      <text:p text:style-name="Standard"/>
      <text:list xml:id="list30315623" text:continue-numbering="true" text:style-name="L5">
        <text:list-header>
          <text:p text:style-name="P58">cd /install/custom/netboot/rh <text:s text:c="14"/></text:p>
        </text:list-header>
      </text:list>
      <text:p text:style-name="code">vi compute.otherpkgs.pkglist</text:p>
      <text:p text:style-name="Standard"/>
      <text:p text:style-name="P25">Note: if some of these RPMs will need write permissions to files on the node, add those files or directories into the “litefile” table. </text:p>
      <text:p text:style-name="Standard"/>
      <text:p text:style-name="Standard">Create the repository to contain the rpm packages you just added in. <text:span text:style-name="T15">After “createrepo” is installed, you need to create one text file which contains the complete list of files to include in the repository. For example, the name of the text file is “rpms.list” in “</text:span><text:span text:style-name="T10">/install/post/otherpkgs/&lt;os&gt;/&lt;arch&gt;” directory, please follow this command to include the list into “rpms.list”:</text:span></text:p>
      <text:p text:style-name="P37">cd /install/post/otherpkgs/&lt;os&gt;/&lt;arch&gt;</text:p>
      <text:p text:style-name="P37">ls *.rpm &gt;rpms.list</text:p>
      <text:p text:style-name="P37"/>
      <text:p text:style-name="P13"><text:span text:style-name="T20">Or, if you create one sub-directory to contain the rpm packages, for example, one directory named “other” in “</text:span><text:span text:style-name="T10">/install/post/otherpkgs/&lt;os&gt;/&lt;arch&gt;”. Please run the following commands to add the rpm packages under “other” directory to this repo:</text:span></text:p>
      <text:p text:style-name="P38">cd /install/post/otherpkgs/&lt;os&gt;/&lt;arch&gt;</text:p>
      <text:p text:style-name="P40">ls other/*.rpm &gt;&gt;rpms.list</text:p>
      <text:p text:style-name="P9"/>
      <text:p text:style-name="P12">Finally, run the following command to create repodata for the directory:</text:p>
      <text:p text:style-name="P39">createrepo -i rpms.list /install/post/otherpkgs/&lt;os&gt;/&lt;arch&gt;</text:p>
      <text:p text:style-name="P41"/>
      <text:p text:style-name="P11">The “createrepo” command with “-i rpms.list” option will create the repository for the rpm packages listed in the “rpms.list” file. <text:span text:style-name="T16">It won't destroy and affect the rpm packages </text:span><text:soft-page-break/><text:span text:style-name="T16">which is in the same directory but have been included into another repository. </text:span></text:p>
      <text:p text:style-name="Standard"/>
      <text:list xml:id="list30297370" text:style-name="L6">
        <text:list-header>
          <text:p text:style-name="P50">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25">For example, if the repository is local, you can add the repository information in /install/custom/netboot/rh/compute.rh.repolist:</text:p>
      <text:p text:style-name="P25"/>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5">By editing <text:s/>the .postinstall file for your profile, <text:s/>you can automate the customization of <text:s/>the root image when the root image is generated by the “genimage” command. <text:s/>XCAT supplies a basic *postinstall file with some <text:span text:style-name="T2">required </text:span>setup already in the script. <text:s text:c="2"/>Make sure there is at least one *postinstall file that will be used when you run genimage. <text:s/><text:span text:style-name="T8">The one shipped will setup fstab and rcons to work properly.</text:span></text:p>
      <text:p text:style-name="P7"/>
      <text:p text:style-name="P15">The *postinstall files <text:s/>can be found <text:s/>in “/opt/xcat/share/xcat/netboot/&lt;OS&gt;/” directories. <text:s/>If you need to create your own *postinstall file, first you should copy the <text:s/>basic setup supplied <text:s/>in the appropriate *postinstall files. <text:span text:style-name="T8"><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7">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5">/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30307034" text:style-name="L7">
        <text:list-item>
          <text:p text:style-name="P59"><text:tab/>&lt;profile&gt;.&lt;os&gt;.&lt;arch&gt;.postinstall</text:p>
        </text:list-item>
        <text:list-item>
          <text:p text:style-name="P59"><text:tab/>&lt;profile&gt;.&lt;arch&gt;.postinstall</text:p>
        </text:list-item>
        <text:list-item>
          <text:p text:style-name="P59"><text:tab/>&lt;profile&gt;.&lt;os&gt;.postinstall</text:p>
        </text:list-item>
        <text:list-item>
          <text:p text:style-name="P59"><text:tab/>&lt;profile&gt;.postinstall</text:p>
        </text:list-item>
      </text:list>
      <text:p text:style-name="P24"/>
      <text:p text:style-name="Standard">genimage will select the postinstall file from the list, <text:s/>if it exists, in the order 1-4. This means, if <text:s/>“<text:span text:style-name="T9">&lt;profile&gt;.&lt;os&gt;.&lt;arch&gt;.postinstall</text:span>” is there, <text:s/>it will be <text:s/>used.</text:p>
      <text:p text:style-name="Standard">If there is no such a file, then the “<text:span text:style-name="T9">&lt;profile&gt;.&lt;arch&gt;.postinstall</text:span>” file will be used.</text:p>
      <text:p text:style-name="Standard"><text:soft-page-break/>If there's no such a file , <text:span text:style-name="T8"><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57"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5">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n mlx4_core,mlx4_en,igb,bnx2 </text:p>
      <text:p text:style-name="Standard"/>
      <text:p text:style-name="Standard">The genimage command will do several things:</text:p>
      <text:p text:style-name="Standard">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6">--permission</text:span>” is added for statelite mode, you can assign user-definable permission for <text:s/>“<text:span text:style-name="T5">/.statelite</text:span>” directory. <text:s/>The default permission is 755. <text:s/>For example:</text:p>
      <text:p text:style-name="P4"/>
      <text:p text:style-name="P21">./genimage -o rhels5.3 -p compute <text:s/>-i eth0 -n mlx4_core,mlx4_en,igb,bnx2 --permission 777</text:p>
      <text:p text:style-name="P21"/>
      <text:p text:style-name="P14">would make the permission 777 instead of the 755 default</text:p>
      <text:p text:style-name="P14"/>
      <text:p text:style-name="P14"/>
      <text:h text:style-name="P56"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8"/>
      <text:p text:style-name="P28">The rules to create post install scripts for statelite image is the same as the rules for stateless/diskless install images. </text:p>
      <text:p text:style-name="P27"/>
      <text:p text:style-name="P27">There're two kinds of postscripts for statelite (also for stateless/diskless).</text:p>
      <text:p text:style-name="P27"/>
      <text:p text:style-name="P28"><text:span text:style-name="T14">The first kind of postscript is executed at genimage time, it is executed again the image itself on the MN . It was setup in </text:span><text:span text:style-name="T14"><text:reference-ref text:reference-format="text" text:ref-name="The postinstall file">The postinstall file</text:reference-ref></text:span><text:span text:style-name="T14"> section before the image was </text:span><text:span text:style-name="T14">generated. </text:span></text:p>
      <text:p text:style-name="P27"><text:soft-page-break/></text:p>
      <text:p text:style-name="P27">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27"/>
      <text:p text:style-name="P26"><text:span text:style-name="T21">See the </text:span><text:a xlink:type="simple" xlink:href="http://xcat.svn.sourceforge.net/viewvc/xcat/xcat-core/trunk/xCAT-client/share/doc/xCAT2top.pdf"><text:span text:style-name="T21">TopDOC Appendix D</text:span></text:a><text:span text:style-name="T21"> for setting up postinstall scripts. </text:span><text:span text:style-name="T16"><text:line-break/></text:span></text:p>
      <text:h text:style-name="P56"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5">chroot</text:span> to make additional changes in the image, for example, <text:s/>yum/zypper updates/install using the <text:span text:style-name="T5">–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5">liteimg &lt;imagename&gt;</text:span>”, or “liteimg -o &lt;os&gt; -a &lt;arch&gt; -p &lt;profile&gt;”. <text:s/>For example:</text:p>
      <text:p text:style-name="Standard"/>
      <text:p text:style-name="code">liteimg rhel6-ppc64-statelite-compute </text:p>
      <text:p text:style-name="Standard">or</text:p>
      <text:p text:style-name="code">liteimg -o rhels5.3 -a x86_64 -p compute </text:p>
      <text:p text:style-name="Standard"/>
      <text:p text:style-name="Standard">For files with “link” options, the liteimg command creates <text:s/>two levels of indirection, <text:s/>so that files can be modified while in their image state as well as during runtime. <text:s/>For example, a file like “$imageroot/etc/ntp.conf” with “link”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text:soft-page-break/>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Standard">But for files without “link” options, the liteimg command only creates clones in “$imageroot/.default/” directory, when the node is booting up, the mount command with “--bind” option will get the corresponding files from the litetree places or “.default” directory to the sysroot directory.</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5">/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text:soft-page-break/></text:p>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9"/>
      <text:p text:style-name="Standard">You can then use rcons or wcons to watch the node boot up.</text:p>
      <text:h text:style-name="Heading_20_1" text:outline-level="1"><text:bookmark text:name="__RefHeading__2814_756506716"/>Commands<text:bookmark-end text:name="__RefHeading__2814_756506716"/></text:h>
      <text:p text:style-name="Standard"/>
      <text:p text:style-name="Standard">The following commands are in /opt/xcat/bin:</text:p>
      <text:p text:style-name="P20"/>
      <text:p text:style-name="P35">litefile &lt;nodename&gt;</text:p>
      <text:p text:style-name="Standard"><text:tab/>Shows all the statelite files that are not to be taken from the base of the image.</text:p>
      <text:p text:style-name="Standard"/>
      <text:p text:style-name="P35">litetree &lt;nodename&gt;</text:p>
      <text:p text:style-name="Standard"><text:tab/>Shows the NFS mount points for a node.</text:p>
      <text:p text:style-name="Standard"/>
      <text:p text:style-name="P35">liteimg &lt;image name&gt;</text:p>
      <text:p text:style-name="Standard"><text:tab/>Creates a series of symbolic links in an image that is compatible with statelite booting.</text:p>
      <text:p text:style-name="Standard"/>
      <text:p text:style-name="P36"><text:span text:style-name="T8">lslite -i &lt;imagename&gt;</text:span> </text:p>
      <text:p text:style-name="Standard"><text:tab/>Displays a summary of the statelite information defined for &lt;imagename&gt;.</text:p>
      <text:p text:style-name="Standard"/>
      <text:p text:style-name="P35">lslite &lt;noderange&gt;</text:p>
      <text:p text:style-name="Standard"><text:tab/>Displays a summary of the statelite information defined for the &lt;noderange&gt;</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30320087" text:style-name="L8">
        <text:list-item>
          <text:list>
            <text:list-header>
              <text:p text:style-name="P51"><text:soft-page-break/>All files with “link” options, which are symbolic links, will link to <text:span text:style-name="T5">/.statelite/tmpfs</text:span>. <text:s/></text:p>
            </text:list-header>
          </text:list>
        </text:list-item>
      </text:list>
      <text:p text:style-name="Standard"/>
      <text:list xml:id="list30302692" text:continue-numbering="true" text:style-name="L8">
        <text:list-item>
          <text:list>
            <text:list-header>
              <text:p text:style-name="P51">tmpfs files that are persistent link to <text:span text:style-name="T5">/.statelite/persistent/&lt;nodename&gt;/</text:span></text:p>
              <text:p text:style-name="P51"><text:span text:style-name="T5">/.statelite/persistent/&lt;nodename&gt;</text:span> is the directory where the node’s individual storage will be mounted to.</text:p>
            </text:list-header>
          </text:list>
        </text:list-item>
      </text:list>
      <text:p text:style-name="Standard"/>
      <text:list xml:id="list30327233" text:continue-numbering="true" text:style-name="L8">
        <text:list-item>
          <text:list>
            <text:list-header>
              <text:p text:style-name="P51"><text:span text:style-name="T5">/.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30323917" text:continue-numbering="true" text:style-name="L8">
        <text:list-item>
          <text:list>
            <text:list-header>
              <text:p text:style-name="P51"><text:span text:style-name="T5">noderes.nfsserver</text:span> attribute can be set <text:s/>for the NFSroot server. <text:s/>If this is not set, then the defaul is the Management Node.</text:p>
            </text:list-header>
          </text:list>
        </text:list-item>
      </text:list>
      <text:p text:style-name="Standard"/>
      <text:list xml:id="list30318957" text:continue-numbering="true" text:style-name="L8">
        <text:list-item>
          <text:list>
            <text:list-header>
              <text:p text:style-name="P51"><text:span text:style-name="T5">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5">/install/netboot/&lt;os&gt;/&lt;arch&gt;/&lt;profile&gt;/rootimg</text:span> directory. </text:p>
      <text:p text:style-name="Standard"/>
      <text:p text:style-name="Standard">To install or update an <text:s/>rpm, do the following:</text:p>
      <text:list xml:id="list30298414" text:continue-numbering="true" text:style-name="L8">
        <text:list-item>
          <text:p text:style-name="P51"><text:s/>Install the rpm package into rootimg.</text:p>
          <text:list>
            <text:list-header>
              <text:p text:style-name="P52"><text:s text:c="4"/>rpm --root /install/netboot/&lt;os&gt;/&lt;arch&gt;/&lt;profile&gt;/rootimg -ivh <text:s text:c="2"/>rpm_name</text:p>
            </text:list-header>
          </text:list>
        </text:list-item>
        <text:list-item>
          <text:p text:style-name="P53"><text:s text:c="4"/>Restart the software application on the nodes. </text:p>
          <text:p text:style-name="P52"><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5">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text:soft-page-break/>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5">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5">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5">prsync</text:span>” command will sync all the contents in the “<text:span text:style-name="T5">/install</text:span>” directory to the service nodes, the first <text:s/>time will take a long time. <text:s/>But after the first time, it will take very short time to sync.</text:p>
      <text:p text:style-name="Standard"/>
      <text:p text:style-name="P3">NOTE: if you make any changes in the “<text:span text:style-name="T5">/install</text:span>” directory on the management node, and the changes can affect the statelite image, <text:s/>you need to sync the “<text:span text:style-name="T5">/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text:soft-page-break/>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56" text:outline-level="2"><text:bookmark text:name="__RefHeading__1313_15454977101"/>Installing a new Kernel in the statelite image <text:s/>(This <text:s/>is not verified)<text:bookmark-end text:name="__RefHeading__1313_15454977101"/></text:h>
      <text:p text:style-name="P25"/>
      <text:p text:style-name="P25">Obtain you new kernel and kernel modules on the MN, for example here we have a new SLES kernel. </text:p>
      <text:p text:style-name="P25"/>
      <text:p text:style-name="P25">Copy the kernel into /boot :</text:p>
      <text:p text:style-name="P25"/>
      <text:p text:style-name="code">cp <text:span text:style-name="T12">vmlinux-2.6.32.10-0.5-ppc64</text:span><text:span text:style-name="T11"> <text:s text:c="2"/>/boot</text:span></text:p>
      <text:p text:style-name="P22"/>
      <text:p text:style-name="P22">Copy the kernel modules into /lib/modules/&lt;new kernel directory&gt;</text:p>
      <text:p text:style-name="P22"/>
      <text:p text:style-name="P10">xcatlinuxmn:/lib/modules # ls -al <text:s text:c="4"/></text:p>
      <text:p text:style-name="P31">total 16</text:p>
      <text:p text:style-name="P31">drwxr-xr-x <text:s/>4 root root 4096 Apr 19 10:39 .</text:p>
      <text:p text:style-name="P31">drwxr-xr-x 17 root root 4096 Apr 13 08:39 ..</text:p>
      <text:p text:style-name="P31">drwxr-xr-x <text:s/>3 root root 4096 Apr 13 08:51 2.6.32.10-0.4-ppc64</text:p>
      <text:p text:style-name="P32">drwxr-xr-x <text:s/>4 root root 4096 Apr 19 10:12 2.6.32.10-0.5-ppc64</text:p>
      <text:p text:style-name="P32"><text:soft-page-break/></text:p>
      <text:p text:style-name="P33">Run genimage to update the statelite image with the new kernel</text:p>
      <text:p text:style-name="P33"/>
      <text:p text:style-name="code">cd /opt/xcat/share/xcat/netboot/sles</text:p>
      <text:p text:style-name="P30"/>
      <text:p text:style-name="P33"/>
      <text:p text:style-name="P31">./genimage -i eth0 -n ehea -o sles11.1 -p compute <text:s/>-m statelite <text:s/>-k 2.6.32.10-0.5-ppc64</text:p>
      <text:p text:style-name="P31"/>
      <text:p text:style-name="P31">then after a nodeset command and netboot.. the uname -a shows the new kernel.</text:p>
      <text:p text:style-name="P29"/>
      <text:h text:style-name="Heading_20_1" text:outline-level="1"><text:bookmark text:name="__RefHeading__2834_756506716"/>Debugging techniques<text:bookmark-end text:name="__RefHeading__2834_756506716"/></text:h>
      <text:p text:style-name="Standard"/>
      <text:list xml:id="list30308963" text:style-name="WW8Num4">
        <text:list-item>
          <text:p text:style-name="P54">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54">You can also set the machine to shell. <text:s/>Just add the word “shell” on the end of the pxeboot file of the node in the append line. This will make the init script in the initramfs pause 3 times before doing a switch_root.</text:p>
        </text:list-item>
        <text:list-item>
          <text:p text:style-name="P54">When all the files are linked they are logged in /.statelite/statelite.log on the node. <text:s/>You can get into the node after it has booted and look in the /.statelite directory.</text:p>
          <text:p text:style-name="P54"/>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1"/>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1"/>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Statelite Cookbook</dc:title>
    <meta:initial-creator>Vallard Benincosa</meta:initial-creator>
    <meta:creation-date>2010-02-03T13:22:00</meta:creation-date>
    <dc:date>2010-10-11T10:19:59.01</dc:date>
    <meta:print-date>2010-01-27T18:01:00</meta:print-date>
    <meta:editing-cycles>180</meta:editing-cycles>
    <meta:editing-duration>PT59H26M12S</meta:editing-duration>
    <dc:creator>Min Jun Xi</dc:creator>
    <meta:document-statistic meta:table-count="0" meta:image-count="0" meta:object-count="0" meta:page-count="17" meta:paragraph-count="381" meta:word-count="4668" meta:character-count="30900"/>
    <meta:user-defined meta:name="Info 1"/>
    <meta:user-defined meta:name="Info 2"/>
    <meta:user-defined meta:name="Info 3"/>
    <meta:user-defined meta:name="Info 4"/>
  </office:meta>
</office:document-meta>
</file>